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80000001E34F54E3B.png" manifest:media-type=""/>
  <manifest:file-entry manifest:full-path="Pictures/10000000000000770000001EE17410A3.png" manifest:media-type=""/>
  <manifest:file-entry manifest:full-path="Pictures/100000000000007000000025C10ED0FF.png" manifest:media-type=""/>
  <manifest:file-entry manifest:full-path="Pictures/100000000000008D000000191837A0CD.png" manifest:media-type=""/>
  <manifest:file-entry manifest:full-path="Pictures/1000000000000071000000205FBBD8D9.png" manifest:media-type=""/>
  <manifest:file-entry manifest:full-path="Pictures/100000000000008A000000224A1CFEC9.png" manifest:media-type=""/>
  <manifest:file-entry manifest:full-path="Pictures/100000000000007D000000227ED555DC.png" manifest:media-type=""/>
  <manifest:file-entry manifest:full-path="Pictures/100000000000008E0000001D86BB9738.png" manifest:media-type=""/>
  <manifest:file-entry manifest:full-path="Pictures/1000000000000093000000196220E7EA.png" manifest:media-type=""/>
  <manifest:file-entry manifest:full-path="Pictures/10000000000000880000001A5194DE95.png" manifest:media-type=""/>
  <manifest:file-entry manifest:full-path="Pictures/10000000000000820000001D4CCB9748.png" manifest:media-type=""/>
  <manifest:file-entry manifest:full-path="Pictures/1000000000000085000000208B7A148C.png" manifest:media-type=""/>
  <manifest:file-entry manifest:full-path="Pictures/10000000000000730000001E6467F715.png" manifest:media-type=""/>
  <manifest:file-entry manifest:full-path="Pictures/100000000000007F0000001E12B8FA50.png" manifest:media-type=""/>
  <manifest:file-entry manifest:full-path="Pictures/10000000000000870000001A1E13E1BC.png" manifest:media-type=""/>
  <manifest:file-entry manifest:full-path="Pictures/100000000000008B0000002105A0C927.png" manifest:media-type=""/>
  <manifest:file-entry manifest:full-path="Pictures/10000000000000830000001B5A17C818.png" manifest:media-type=""/>
  <manifest:file-entry manifest:full-path="Pictures/100000000000007700000020717E89F9.png" manifest:media-type=""/>
  <manifest:file-entry manifest:full-path="Pictures/10000000000000850000002090753B56.png" manifest:media-type=""/>
  <manifest:file-entry manifest:full-path="Pictures/10000000000000780000001DAF9E343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8458in" fo:margin-left="-0.5021in" table:align="left" style:shadow="none"/>
    </style:style>
    <style:style style:name="Table1.A" style:family="table-column">
      <style:table-column-properties style:column-width="2.1979in"/>
    </style:style>
    <style:style style:name="Table1.B" style:family="table-column">
      <style:table-column-properties style:column-width="1.7799in"/>
    </style:style>
    <style:style style:name="Table1.C" style:family="table-column">
      <style:table-column-properties style:column-width="2.8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e09f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officeooo:paragraph-rsid="00144664"/>
    </style:style>
    <style:style style:name="P4" style:family="paragraph" style:parent-style-name="Standard">
      <style:paragraph-properties fo:margin-left="-0.5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-0.5in" fo:margin-right="0in" fo:text-align="center" style:justify-single-word="false" fo:text-indent="0in" style:auto-text-indent="false"/>
      <style:text-properties fo:font-size="15pt" fo:font-weight="bold" officeooo:paragraph-rsid="0013e09f" style:font-size-asian="15pt" style:font-weight-asian="bold" style:font-size-complex="15pt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 style:master-page-name="Standard">
      <style:paragraph-properties style:page-number="auto"/>
      <style:text-properties officeooo:paragraph-rsid="00144664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Liberation Serif" fo:font-size="15pt" fo:font-weight="bold" officeooo:paragraph-rsid="00144664" style:font-size-asian="15pt" style:font-weight-asian="bold" style:font-size-complex="15pt" style:font-weight-complex="bold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 style:master-page-name="Standard">
      <style:paragraph-properties style:page-number="auto"/>
      <style:text-properties officeooo:paragraph-rsid="00144664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 style:master-page-name="Standard">
      <style:paragraph-properties style:page-number="auto"/>
    </style:style>
    <style:style style:name="P44" style:family="paragraph" style:parent-style-name="Standard" style:master-page-name="Standard">
      <style:paragraph-properties style:page-number="auto"/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Standard">
      <style:paragraph-properties style:page-number="auto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Standard" style:master-page-name="Standard">
      <style:paragraph-properties style:page-number="auto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officeooo:paragraph-rsid="00144664" style:font-size-asian="15pt" style:font-weight-asian="bold" style:font-size-complex="15pt" style:font-weight-complex="bold"/>
    </style:style>
    <style:style style:name="P58" style:family="paragraph" style:parent-style-name="Standard" style:master-page-name="Standard">
      <style:paragraph-properties style:page-number="auto"/>
    </style:style>
    <style:style style:name="P59" style:family="paragraph" style:parent-style-name="Table_20_Contents">
      <style:text-properties officeooo:paragraph-rsid="00144664"/>
    </style:style>
    <style:style style:name="P60" style:family="paragraph" style:parent-style-name="Table_20_Contents">
      <style:paragraph-properties fo:text-align="center" style:justify-single-word="false"/>
      <style:text-properties fo:font-size="15pt" fo:font-weight="bold" officeooo:paragraph-rsid="00144664" style:font-size-asian="15pt" style:font-weight-asian="bold" style:font-size-complex="15pt" style:font-weight-complex="bold"/>
    </style:style>
    <style:style style:name="T1" style:family="text">
      <style:text-properties fo:color="#008080" style:font-name="Monospace1" fo:font-size="10pt" style:font-size-asian="10pt"/>
    </style:style>
    <style:style style:name="T2" style:family="text">
      <style:text-properties fo:color="#3f7f7f"/>
    </style:style>
    <style:style style:name="T3" style:family="text">
      <style:text-properties fo:color="#3f7f7f" style:font-name="Monospace1"/>
    </style:style>
    <style:style style:name="T4" style:family="text">
      <style:text-properties fo:color="#3f7f7f" style:font-name="Monospace1" fo:font-size="10pt" style:font-size-asian="10pt"/>
    </style:style>
    <style:style style:name="T5" style:family="text">
      <style:text-properties fo:color="#1a1a1a" style:font-name="Monospace1" fo:font-size="10pt" style:font-size-asian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font-size-asian="15.75pt" style:font-size-complex="18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Background:</text:p>
          </table:table-cell>
          <table:table-cell table:style-name="Table1.A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<text:span text:style-name="T4">main</text:span></text:p>
          </table:table-cell>
          <table:table-cell table:style-name="Table1.A2" office:value-type="string">
            <text:p text:style-name="Standard"><text:span text:style-name="T5">rgb(45,48,56)</text:span></text:p>
          </table:table-cell>
          <table:table-cell table:style-name="Table1.C2" office:value-type="string">
            <text:p text:style-name="Standard"><draw:frame draw:style-name="fr1" draw:name="graphics1" text:anchor-type="paragraph" svg:width="1.6701in" svg:height="0.3299in" draw:z-index="0"><draw:image xlink:href="Pictures/10000000000000980000001E34F54E3B.png" xlink:type="simple" xlink:show="embed" xlink:actuate="onLoad"/></draw:frame><text:span text:style-name="T5"> <text:s text:c="8"/></text:span></text:p>
          </table:table-cell>
        </table:table-row>
        <table:table-row>
          <table:table-cell table:style-name="Table1.A2" office:value-type="string">
            <text:p text:style-name="Standard"><text:span text:style-name="T4">contrast</text:span></text:p>
          </table:table-cell>
          <table:table-cell table:style-name="Table1.A2" office:value-type="string">
            <text:p text:style-name="Standard"><text:span text:style-name="T5">rgb(81, 86, 101)</text:span></text:p>
          </table:table-cell>
          <table:table-cell table:style-name="Table1.C2" office:value-type="string">
            <text:p text:style-name="Table_20_Contents"><draw:frame draw:style-name="fr1" draw:name="graphics2" text:anchor-type="paragraph" svg:width="1.4937in" svg:height="0.2854in" draw:z-index="1"><draw:image xlink:href="Pictures/10000000000000880000001A5194DE9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highlight</text:span></text:p>
          </table:table-cell>
          <table:table-cell table:style-name="Table1.A2" office:value-type="string">
            <text:p text:style-name="Standard"><text:span text:style-name="T5">rgb(249, 192, 98)</text:span></text:p>
          </table:table-cell>
          <table:table-cell table:style-name="Table1.C2" office:value-type="string">
            <text:p text:style-name="Table_20_Contents"><draw:frame draw:style-name="fr1" draw:name="graphics3" text:anchor-type="paragraph" svg:width="1.6154in" svg:height="0.2744in" draw:z-index="2"><draw:image xlink:href="Pictures/1000000000000093000000196220E7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highlight_contrast</text:span></text:p>
          </table:table-cell>
          <table:table-cell table:style-name="Table1.A2" office:value-type="string">
            <text:p text:style-name="Standard"><text:span text:style-name="T5">rgb(225, 156, 43)</text:span></text:p>
          </table:table-cell>
          <table:table-cell table:style-name="Table1.C2" office:value-type="string">
            <text:p text:style-name="Table_20_Contents"><draw:frame draw:style-name="fr1" draw:name="graphics4" text:anchor-type="paragraph" svg:width="1.4835in" svg:height="0.2854in" draw:z-index="3"><draw:image xlink:href="Pictures/10000000000000870000001A1E13E1B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alternate_contrast</text:span></text:p>
          </table:table-cell>
          <table:table-cell table:style-name="Table1.A2" office:value-type="string">
            <text:p text:style-name="Standard"><text:span text:style-name="T5">rgb(119, 119, 119)</text:span></text:p>
          </table:table-cell>
          <table:table-cell table:style-name="Table1.C2" office:value-type="string">
            <text:p text:style-name="Table_20_Contents"><draw:frame draw:style-name="fr1" draw:name="graphics5" text:anchor-type="paragraph" svg:width="1.5492in" svg:height="0.2744in" draw:z-index="4"><draw:image xlink:href="Pictures/100000000000008D000000191837A0C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alternate_contrast_bright</text:span></text:p>
          </table:table-cell>
          <table:table-cell table:style-name="Table1.A2" office:value-type="string">
            <text:p text:style-name="Standard"><text:span text:style-name="T5">rgb(241, 125, 125)</text:span></text:p>
          </table:table-cell>
          <table:table-cell table:style-name="Table1.C2" office:value-type="string">
            <text:p text:style-name="Table_20_Contents"><draw:frame draw:style-name="fr1" draw:name="graphics6" text:anchor-type="paragraph" svg:width="1.4283in" svg:height="0.3189in" draw:z-index="5"><draw:image xlink:href="Pictures/10000000000000820000001D4CCB974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alternate_contrast_soft</text:span></text:p>
          </table:table-cell>
          <table:table-cell table:style-name="Table1.A2" office:value-type="string">
            <text:p text:style-name="Standard"><text:span text:style-name="T5">rgb(150, 244, 224)</text:span></text:p>
          </table:table-cell>
          <table:table-cell table:style-name="Table1.C2" office:value-type="string">
            <text:p text:style-name="Table_20_Contents"><draw:frame draw:style-name="fr1" draw:name="graphics7" text:anchor-type="paragraph" svg:width="1.5602in" svg:height="0.3189in" draw:z-index="6"><draw:image xlink:href="Pictures/100000000000008E0000001D86BB973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scrollbar</text:span></text:p>
          </table:table-cell>
          <table:table-cell table:style-name="Table1.A2" office:value-type="string">
            <text:p text:style-name="Standard"><text:span text:style-name="T5">rgb(155,155,155)</text:span></text:p>
          </table:table-cell>
          <table:table-cell table:style-name="Table1.C2" office:value-type="string">
            <text:p text:style-name="Table_20_Contents"><draw:frame draw:style-name="fr1" draw:name="graphics8" text:anchor-type="paragraph" svg:width="1.5161in" svg:height="0.3728in" draw:z-index="7"><draw:image xlink:href="Pictures/100000000000008A000000224A1CFEC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progressbar</text:span></text:p>
          </table:table-cell>
          <table:table-cell table:style-name="Table1.A2" office:value-type="string">
            <text:p text:style-name="Standard"><text:span text:style-name="T5">rgb(67,178,175)</text:span></text:p>
          </table:table-cell>
          <table:table-cell table:style-name="Table1.C2" office:value-type="string">
            <text:p text:style-name="Table_20_Contents"><draw:frame draw:style-name="fr1" draw:name="graphics9" text:anchor-type="paragraph" svg:width="1.3728in" svg:height="0.3728in" draw:z-index="8"><draw:image xlink:href="Pictures/100000000000007D000000227ED555D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border</text:span></text:p>
          </table:table-cell>
          <table:table-cell table:style-name="Table1.A2" office:value-type="string">
            <text:p text:style-name="Standard"><text:span text:style-name="T5">rgb(59, 62, 69)</text:span></text:p>
          </table:table-cell>
          <table:table-cell table:style-name="Table1.C2" office:value-type="string">
            <text:p text:style-name="Table_20_Contents"><draw:frame draw:style-name="fr1" draw:name="graphics10" text:anchor-type="paragraph" svg:width="1.461in" svg:height="0.3516in" draw:z-index="9"><draw:image xlink:href="Pictures/1000000000000085000000208B7A148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<text:span text:style-name="T4">secondary_border</text:span></text:p>
          </table:table-cell>
          <table:table-cell table:style-name="Table1.A2" office:value-type="string">
            <text:p text:style-name="Standard"><text:span text:style-name="T5">rgb(255,255,255)</text:span></text:p>
          </table:table-cell>
          <table:table-cell table:style-name="Table1.C2" office:value-type="string">
            <text:p text:style-name="Table_20_Contents"><draw:frame draw:style-name="fr1" draw:name="graphics11" text:anchor-type="paragraph" svg:width="1.5272in" svg:height="0.3626in" draw:z-index="10"><draw:image xlink:href="Pictures/100000000000008B0000002105A0C92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7">Action: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main</text:span></text:p>
          </table:table-cell>
          <table:table-cell table:style-name="Table1.A2" office:value-type="string">
            <text:p text:style-name="P6"><text:span text:style-name="T5">rgb(66,179,176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1" draw:name="graphics12" text:anchor-type="paragraph" svg:width="1.461in" svg:height="0.3516in" draw:z-index="11"><draw:image xlink:href="Pictures/10000000000000850000002090753B5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contrast</text:span></text:p>
            <text:p text:style-name="Table_20_Contents"/>
          </table:table-cell>
          <table:table-cell table:style-name="Table1.A2" office:value-type="string">
            <text:p text:style-name="P6"><text:span text:style-name="T5">rgb(23, 137, 134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1" draw:name="graphics13" text:anchor-type="paragraph" svg:width="1.3953in" svg:height="0.3299in" draw:z-index="12"><draw:image xlink:href="Pictures/100000000000007F0000001E12B8FA5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disabled</text:span></text:p>
            <text:p text:style-name="Table_20_Contents"/>
          </table:table-cell>
          <table:table-cell table:style-name="Table1.A2" office:value-type="string">
            <text:p text:style-name="P6"><text:span text:style-name="T5">rgb(170,170,170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1" draw:name="graphics14" text:anchor-type="paragraph" svg:width="1.4398in" svg:height="0.2965in" draw:z-index="13"><draw:image xlink:href="Pictures/10000000000000830000001B5A17C81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foreground</text:span></text:p>
            <text:p text:style-name="Table_20_Contents"/>
          </table:table-cell>
          <table:table-cell table:style-name="Table1.A2" office:value-type="string">
            <text:p text:style-name="P6"><text:span text:style-name="T5">rgb(255,255,255)</text:span>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<text:span text:style-name="T4">disabled_foreground</text:span></text:p>
            <text:p text:style-name="Table_20_Contents"/>
          </table:table-cell>
          <table:table-cell table:style-name="Table1.A2" office:value-type="string">
            <text:p text:style-name="P6"><text:span text:style-name="T5">rgb(45, 127, 125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1" draw:name="graphics15" text:anchor-type="paragraph" svg:width="1.3075in" svg:height="0.3299in" draw:z-index="14"><draw:image xlink:href="Pictures/10000000000000770000001EE17410A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border</text:span></text:p>
            <text:p text:style-name="Table_20_Contents"/>
          </table:table-cell>
          <table:table-cell table:style-name="Table1.A2" office:value-type="string">
            <text:p text:style-name="P6"><text:span text:style-name="T5">rgb(119, 119, 119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16" text:anchor-type="paragraph" svg:width="1.5492in" svg:height="0.2744in" draw:z-index="15"><draw:image xlink:href="Pictures/100000000000008D000000191837A0C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image_on</text:span></text:p>
          </table:table-cell>
          <table:table-cell table:style-name="Table1.A2" office:value-type="string">
            <text:p text:style-name="P6"><text:span text:style-name="T5">rgb(255,255,255)</text:span></text:p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<text:span text:style-name="T4">image_off</text:span></text:p>
          </table:table-cell>
          <table:table-cell table:style-name="Table1.A2" office:value-type="string">
            <text:p text:style-name="P3"><text:span text:style-name="T5">rgb(255,255,255)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toggle_on</text:span></text:p>
            <text:p text:style-name="Table_20_Contents"/>
          </table:table-cell>
          <table:table-cell table:style-name="Table1.A2" office:value-type="string">
            <text:p text:style-name="P6"><text:span text:style-name="T5">rgb(67,178,175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17" text:anchor-type="paragraph" svg:width="1.3728in" svg:height="0.3728in" draw:z-index="16"><draw:image xlink:href="Pictures/100000000000007D000000227ED555D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toggle_off</text:span></text:p>
            <text:p text:style-name="Table_20_Contents"/>
          </table:table-cell>
          <table:table-cell table:style-name="Table1.A2" office:value-type="string">
            <text:p text:style-name="P6"><text:span text:style-name="T5">rgb(255,255,255)</text:span>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line_active</text:span></text:p>
            <text:p text:style-name="Table_20_Contents"/>
          </table:table-cell>
          <table:table-cell table:style-name="Table1.A2" office:value-type="string">
            <text:p text:style-name="P6"><text:span text:style-name="T5">rgb(249,192,98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18" text:anchor-type="paragraph" svg:width="1.6154in" svg:height="0.2744in" draw:z-index="17"><draw:image xlink:href="Pictures/1000000000000093000000196220E7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line_inactive</text:span></text:p>
            <text:p text:style-name="Table_20_Contents"/>
          </table:table-cell>
          <table:table-cell table:style-name="Table1.A2" office:value-type="string">
            <text:p text:style-name="P6"><text:span text:style-name="T5">rgb(255,255,255)</text:span>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2">Text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main</text:span></text:p>
          </table:table-cell>
          <table:table-cell table:style-name="Table1.A2" office:value-type="string">
            <text:p text:style-name="P6"><text:span text:style-name="T5">rgb(255,255,255)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disabled</text:span></text:p>
          </table:table-cell>
          <table:table-cell table:style-name="Table1.A2" office:value-type="string">
            <text:p text:style-name="P6"><text:span text:style-name="T5">rgb(170,170,170)</text:span></text:p>
          </table:table-cell>
          <table:table-cell table:style-name="Table1.C2" office:value-type="string">
            <text:p text:style-name="Table_20_Contents"><draw:frame draw:style-name="fr2" draw:name="graphics19" text:anchor-type="paragraph" svg:width="1.4398in" svg:height="0.2965in" draw:z-index="18"><draw:image xlink:href="Pictures/10000000000000830000001B5A17C81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link</text:span></text:p>
            <text:p text:style-name="Table_20_Contents"/>
          </table:table-cell>
          <table:table-cell table:style-name="Table1.A2" office:value-type="string">
            <text:p text:style-name="P6"><text:span text:style-name="T5">rgb(251,193,91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0" text:anchor-type="paragraph" svg:width="1.3189in" svg:height="0.3189in" draw:z-index="19"><draw:image xlink:href="Pictures/10000000000000780000001DAF9E34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highlight</text:span></text:p>
            <text:p text:style-name="Table_20_Contents"/>
          </table:table-cell>
          <table:table-cell table:style-name="Table1.A2" office:value-type="string">
            <text:p text:style-name="P6"><text:span text:style-name="T5">rgb(249, 192, 98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1" text:anchor-type="paragraph" svg:width="1.6154in" svg:height="0.2744in" draw:z-index="20"><draw:image xlink:href="Pictures/1000000000000093000000196220E7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0">Selection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main</text:span></text:p>
          </table:table-cell>
          <table:table-cell table:style-name="Table1.A2" office:value-type="string">
            <text:p text:style-name="P6"><text:span text:style-name="T5">rgb(126, 132, 153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2" text:anchor-type="paragraph" svg:width="1.2417in" svg:height="0.3516in" draw:z-index="21"><draw:image xlink:href="Pictures/1000000000000071000000205FBBD8D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foreground</text:span></text:p>
            <text:p text:style-name="Table_20_Contents"/>
          </table:table-cell>
          <table:table-cell table:style-name="Table1.A2" office:value-type="string">
            <text:p text:style-name="P6"><text:span text:style-name="T5">rgb(255,255,255)</text:span>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foreground_contrast</text:span></text:p>
            <text:p text:style-name="Table_20_Contents"/>
          </table:table-cell>
          <table:table-cell table:style-name="Table1.A2" office:value-type="string">
            <text:p text:style-name="P6"><text:span text:style-name="T5">rgb(0,0,0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3" text:anchor-type="paragraph" svg:width="1.2307in" svg:height="0.4063in" draw:z-index="22"><draw:image xlink:href="Pictures/100000000000007000000025C10ED0F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0">Row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alternate</text:span></text:p>
            <text:p text:style-name="Table_20_Contents"/>
          </table:table-cell>
          <table:table-cell table:style-name="Table1.A2" office:value-type="string">
            <text:p text:style-name="P6"><text:span text:style-name="T5">rgb(59, 62, 69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4" text:anchor-type="paragraph" svg:width="1.461in" svg:height="0.3516in" draw:z-index="23"><draw:image xlink:href="Pictures/1000000000000085000000208B7A148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border</text:span></text:p>
            <text:p text:style-name="Table_20_Contents"/>
          </table:table-cell>
          <table:table-cell table:style-name="Table1.A2" office:value-type="string">
            <text:p text:style-name="P6"><text:span text:style-name="T5">rgb(151,151,151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5" text:anchor-type="paragraph" svg:width="1.2634in" svg:height="0.3299in" draw:z-index="24"><draw:image xlink:href="Pictures/10000000000000730000001E6467F715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60">Image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fill</text:span></text:p>
            <text:p text:style-name="Table_20_Contents"/>
          </table:table-cell>
          <table:table-cell table:style-name="Table1.A2" office:value-type="string">
            <text:p text:style-name="P6"><text:span text:style-name="T5">rgb(255,255,255)</text:span>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4">selection_fill</text:span></text:p>
            <text:p text:style-name="Table_20_Contents"/>
          </table:table-cell>
          <table:table-cell table:style-name="Table1.A2" office:value-type="string">
            <text:p text:style-name="P6"><text:span text:style-name="T5">rgb(249,192,98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6" text:anchor-type="paragraph" svg:width="1.6154in" svg:height="0.2744in" draw:z-index="25"><draw:image xlink:href="Pictures/1000000000000093000000196220E7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span text:style-name="T4">layer</text:span></text:p>
          </table:table-cell>
          <table:table-cell table:style-name="Table1.A2" office:value-type="string">
            <text:p text:style-name="P6"><text:span text:style-name="T5">rgb(0, 101, 99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7" text:anchor-type="paragraph" svg:width="1.3075in" svg:height="0.3516in" draw:z-index="26"><draw:image xlink:href="Pictures/100000000000007700000020717E89F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<text:span text:style-name="T4">link</text:span></text:p>
            <text:p text:style-name="P59"/>
          </table:table-cell>
          <table:table-cell table:style-name="Table1.A2" office:value-type="string">
            <text:p text:style-name="P6"><text:span text:style-name="T5">rgb(67,178,175)</text:span>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8" text:anchor-type="paragraph" svg:width="1.3728in" svg:height="0.3728in" draw:z-index="27"><draw:image xlink:href="Pictures/100000000000007D000000227ED555D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4"><text:span text:style-name="T1"/></text:p>
      <text:p text:style-name="P4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fo:font-size="12pt"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Rios</meta:initial-creator>
    <meta:creation-date>2019-08-28T14:04:43</meta:creation-date>
    <dc:date>2019-08-29T16:58:47</dc:date>
    <dc:creator>Ken Rios</dc:creator>
    <meta:editing-duration>P1DT2H8M5S</meta:editing-duration>
    <meta:editing-cycles>2</meta:editing-cycles>
    <meta:generator>LibreOffice/4.0.4.2$Linux_X86_64 LibreOffice_project/400m0$Build-2</meta:generator>
    <meta:document-statistic meta:table-count="1" meta:image-count="28" meta:object-count="0" meta:page-count="3" meta:paragraph-count="79" meta:word-count="106" meta:character-count="986" meta:non-whitespace-character-count="949"/>
  </office:meta>
</office:document-meta>
</file>